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.7cm" svg:height="1.4cm" svg:x="1.4cm" svg:y="12.7cm">
          <text:p text:style-name="P1">Ter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6cm">
          <text:p text:style-name="P1"><text:span text:style-name="T1">Balcã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7.7cm">
          <text:p text:style-name="P1"><text:span text:style-name="T1">Caix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16cm">
          <text:p text:style-name="P1"><text:span text:style-name="T1">R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10.3cm">
          <text:p text:style-name="P1"><text:span text:style-name="T1">PD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.3cm" svg:x="12.1cm" svg:y="4.3cm">
          <text:p text:style-name="P1"><text:span text:style-name="T1">At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13cm">
          <text:p text:style-name="P1"><text:span text:style-name="T1">AutoPeça</text:span></text:p>
          <text:p text:style-name="P1"><text:span text:style-name="T1">Serviço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3cm" svg:x="12.1cm" svg:y="17.8cm">
          <text:p text:style-name="P1"><text:span text:style-name="T1">Cozin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3cm" svg:x="12.1cm" svg:y="21cm">
          <text:p text:style-name="P1"><text:span text:style-name="T1">Tabl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3cm" svg:x="12.1cm" svg:y="22.7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3cm" svg:x="12.1cm" svg:y="24.5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uza</meta:initial-creator>
    <meta:creation-date>2014-06-13T08:24:32.90</meta:creation-date>
    <dc:date>2014-06-18T20:23:32.54</dc:date>
    <dc:creator>daniel souza</dc:creator>
    <meta:editing-duration>PT7H13M8S</meta:editing-duration>
    <meta:editing-cycles>5</meta:editing-cycles>
    <meta:generator>OpenOffice/4.1.0$Win32 OpenOffice.org_project/410m18$Build-9764</meta:generator>
    <meta:document-statistic meta:object-count="11"/>
  </office:meta>
</office:document-meta>
</file>